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12.18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5.491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6.8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5.47cm" fo:break-before="auto" style:use-optimal-row-height="fals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11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4.387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413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8" style:family="table-cell" style:parent-style-name="Default"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wrap-option="wrap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font-name="Liberation Serif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erif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8-2023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ype</text:p>
          </table:table-cell>
          <table:table-cell table:style-name="ce14" office:value-type="string" calcext:value-type="string">
            <text:p>Lin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vailable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documentation</text:p>
          </table:table-cell>
          <table:table-cell table:style-name="ce2" office:value-type="string" calcext:value-type="string">
            <text:p>doc_length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Links_2023-08-22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metadata</text:p>
          </table:table-cell>
          <table:table-cell table:style-name="ce1" table:number-columns-repeated="1006"/>
        </table:table-row>
        <table:table-row table:style-name="ro2">
          <table:table-cell office:value-type="string" calcext:value-type="string">
            <text:p>Ceri Binding,</text:p>
            <text:p>Douglas Tudhope</text:p>
          </table:table-cell>
          <table:table-cell office:value-type="string" calcext:value-type="string">
            <text:p>Automatic Normalization of Temporal Expression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0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a xlink:href="https://github.com/cbinding/yearspans" xlink:type="simple">https://github.com/cbinding/yearspans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research software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etr Pajdla</text:p>
          </table:table-cell>
          <table:table-cell office:value-type="string" calcext:value-type="string">
            <text:p>Spatial Patterns and Grave Goods Differences at the Cemetery of Vedrovice (Czech Republic): A Resampling Approach to Identity Markers in the Early Neolithic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5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a xlink:href="https://doi.org/10.5281/zenodo.4899652" xlink:type="simple">https://doi.org/10.5281/zenodo.4899652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Kalliopi Efkleidou et al</text:p>
          </table:table-cell>
          <table:table-cell office:value-type="string" calcext:value-type="string">
            <text:p>Smart Eye: An Application for In Situ Accessibility to “Invisible” Heritage Site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10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Eduardo Herrera Malatesta ,</text:p>
            <text:p>Jorge Ulloa Hung,</text:p>
            <text:p>Corinne L. Hofman</text:p>
          </table:table-cell>
          <table:table-cell office:value-type="string" calcext:value-type="string">
            <text:p>Looking at the Big Picture: Using Spatial Statistical Analyses to Study Indigenous Settlement Patterns in the North-Western Dominican Republic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83</text:p>
          </table:table-cell>
          <table:table-cell office:value-type="string" calcext:value-type="string">
            <text:p>R code</text:p>
          </table:table-cell>
          <table:table-cell table:style-name="ce9" office:value-type="string" calcext:value-type="string">
            <text:p><text:a xlink:href="https://doi.org/10.17605/OSF.IO/WUBA7" xlink:type="simple">https://doi.org/10.17605/OSF.IO/WUBA7</text:a> 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litt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hawn Ross,</text:p>
            <text:p>Brian Ballsun-Stanton ,</text:p>
            <text:p>Steve Cassidy,</text:p>
            <text:p>Penny Crook,</text:p>
            <text:p>Jens Klump,</text:p>
            <text:p>Adela Sobotkova</text:p>
          </table:table-cell>
          <table:table-cell office:value-type="string" calcext:value-type="string">
            <text:p>FAIRer Data through Digital Recording: The FAIMS Mobile Experience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a xlink:href="https://github.com/FAIMS/trap-gridded-survey/releases/tag/v1.1" xlink:type="simple">https://github.com/FAIMS/trap-gridded-survey/releases/tag/v1.1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research software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ndrea Jalandoni ,</text:p>
            <text:p>Maria Kottermair,</text:p>
            <text:p>Boyd Dixon,</text:p>
            <text:p>Victor Hara Torres</text:p>
          </table:table-cell>
          <table:table-cell office:value-type="string" calcext:value-type="string">
            <text:p>Effectiveness of 2020 Airborne Lidar for Identifying Archaeological Sites and Features on Guåhan (Guam)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<text:s/>https://doi.org/10.5334/jcaa.101</text:p>
          </table:table-cell>
          <table:table-cell office:value-type="string" calcext:value-type="string">
            <text:p>no, closed source programs use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Keep</text:p>
          </table:table-cell>
          <table:table-cell office:value-type="string" calcext:value-type="string">
            <text:p>The Mernda VR Project: The Creation of a VR Reconstruction of an Australian Heritage Sit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pan text:style-name="T1">No, Blender data: 3D Vista files. Figshare. DOI: </text:span><text:span text:style-name="T1"><text:a xlink:href="https://doi.org/10.26188" xlink:type="simple">https://doi.org/10.26188</text:a></text:span><text:span text:style-name="T1">/21259374  </text:span>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Katherine Thomas</text:p>
          </table:table-cell>
          <table:table-cell office:value-type="string" calcext:value-type="string">
            <text:p>Exploratory GIS: Modelling Past Land Use and Occupancy with Functional Connectivity, Willandra Lakes Region World Heritage Area, NSW, Australia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kkel Nørtoft</text:p>
          </table:table-cell>
          <table:table-cell office:value-type="string" calcext:value-type="string">
            <text:p>A New Framework for Quantifying Prehistoric Grave Wealth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6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a xlink:href="https://doi.org/10.5281/zenodo.6992672" xlink:type="simple">https://doi.org/10.5281/zenodo.6992672</text:a> ,<text:a xlink:href="https://github.com/mnortoft/QuantWealth" xlink:type="simple">https://github.com/mnortoft/QuantWealth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hyllis S. Johnson</text:p>
          </table:table-cell>
          <table:table-cell office:value-type="string" calcext:value-type="string">
            <text:p>Examining Gender Disparities in Computational Archaeology Publications: A Case Study in the Journal of Computational Applications in Archaeology and the Computer Applications and Quantitative Methods in Archaeology Conference Proceeding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tacey Middleton , Rebecca Phillipps</text:p>
          </table:table-cell>
          <table:table-cell office:value-type="string" calcext:value-type="string">
            <text:p>Experimental Improvements to the Volume Ratio and Quantifying Movement Using Stone Artefact Analys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ef Boogers , Dries Daems</text:p>
          </table:table-cell>
          <table:table-cell office:value-type="string" calcext:value-type="string">
            <text:p>SAGAscape: Simulating Resource Exploitation Strategies in Iron Age to Hellenistic Communities in Southwest Anatolia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0</text:p>
          </table:table-cell>
          <table:table-cell office:value-type="string" calcext:value-type="string">
            <text:p>Netlogo, R</text:p>
          </table:table-cell>
          <table:table-cell office:value-type="string" calcext:value-type="string">
            <text:p> <text:a xlink:href="https://doi.org/10.48804/H3PSC6" xlink:type="simple">https://doi.org/10.48804/H3PSC6</text:a>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aniël van Helden,</text:p>
            <text:p>Evgeny Mirkes,</text:p>
            <text:p>Ivan Tyukin,</text:p>
            <text:p>Penelope Allison</text:p>
          </table:table-cell>
          <table:table-cell office:value-type="string" calcext:value-type="string">
            <text:p>The Arch-I-Scan Project: Artificial Intelligence and 3D Simulation for Developing New Approaches to Roman Foodway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Gala Morris ,</text:p>
            <text:p>Joshua Emmitt,</text:p>
            <text:p>Jeremy Armstrong</text:p>
          </table:table-cell>
          <table:table-cell office:value-type="string" calcext:value-type="string">
            <text:p>Depth and Dimension: Exploring the Problems and Potential of Photogrammetric Models for Ancient Coin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<text:s/>https://doi.org/10.5334/jcaa.99</text:p>
          </table:table-cell>
          <table:table-cell office:value-type="string" calcext:value-type="string">
            <text:p>no, closed source programs used</text:p>
          </table:table-cell>
          <table:table-cell office:value-type="string" calcext:value-type="string">
            <text:p><text:span text:style-name="T2"><text:a xlink:href="https://www.doi.org/10.17608/k6.auckland.19790689" xlink:type="simple">https://www.doi.org/10.17608/k6.auckland.19790689</text:a></text:span>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oo Jin Shim,</text:p>
            <text:p>Ilhong Ko ,</text:p>
            <text:p>Soo Jin Park</text:p>
          </table:table-cell>
          <table:table-cell office:value-type="string" calcext:value-type="string">
            <text:p>‘Benefit Maximizing Routes’: Development and Evaluation Using the Historical Roads of Korea’s Joseon Dynasty (1392–1910)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James Frances Loftus III ,</text:p>
            <text:p>Noriko Seguchi</text:p>
          </table:table-cell>
          <table:table-cell office:value-type="string" calcext:value-type="string">
            <text:p>Visualizing Variability in Ceramic Micro-Curvature though Novel 3D Morphometric Mapping and Sliced Segmental Extraction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ona Carroll ,</text:p>
            <text:p>Edward Carroll</text:p>
          </table:table-cell>
          <table:table-cell office:value-type="string" calcext:value-type="string">
            <text:p>Budget Travel in the Mediterranean: A Methodology for Reconstructing Ancient Journeys through Least Cost Network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8</text:p>
          </table:table-cell>
          <table:table-cell office:value-type="string" calcext:value-type="string">
            <text:p>Python, Fortra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Armelle Couillet ,</text:p>
            <text:p>Hélène Rougier,</text:p>
            <text:p>Dominique Todisco,</text:p>
            <text:p>Josserand Marot,</text:p>
            <text:p>Olivier Gillet,</text:p>
            <text:p>Isabelle Crevecoeur</text:p>
          </table:table-cell>
          <table:table-cell office:value-type="string" calcext:value-type="string">
            <text:p>New Visual Analytics Tool and Spatial Statistics to Explore Archeological Data: The Case of the Paleolithic Sequence of La Roche-à-Pierrot, Saint-Césaire, France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Kris Lockyear</text:p>
          </table:table-cell>
          <table:table-cell office:value-type="string" calcext:value-type="string">
            <text:p>Simulation, Seriation and the Dating of Roman Republican Coins</text:p>
          </table:table-cell>
          <table:table-cell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57 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span text:style-name="T1">The program code is available at DOI </text:span><text:span text:style-name="T1"><text:a xlink:href="https://www.doi.org/10.5522/04/12076530" xlink:type="simple">https://www.doi.org/10.5522/04/12076530</text:a></text:span><text:span text:style-name="T1">  and the data sets at DOI </text:span><text:span text:style-name="T1"><text:a xlink:href="https://www.doi.org/10.5522/04/12074604" xlink:type="simple">https://www.doi.org/10.5522/04/12074604</text:a></text:span>   (both links fail)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3">
          <table:table-cell table:style-name="ce8" office:value-type="string" calcext:value-type="string">
            <text:p>Lewis Borck ,</text:p>
            <text:p>Jan C. Athenstädt,</text:p>
            <text:p>Lee Ann Cheromiah,</text:p>
            <text:p>Leslie D. Aragon,</text:p>
            <text:p>Ulrik Brandes,</text:p>
            <text:p>Corinne L. Hofman</text:p>
          </table:table-cell>
          <table:table-cell table:style-name="ce8" office:value-type="string" calcext:value-type="string">
            <text:p>Plainware and Polychrome: Quantifying Perceptual Differences in Ceramic Classification Between Diverse Groups to Further a Strong Objectivit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37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doi.org/10.5334/jcaa.37.s2" xlink:type="simple">https://doi.org/10.5334/jcaa.37.s2</text:a> 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Molly Carney ,</text:p>
            <text:p>Benjamin Davies</text:p>
          </table:table-cell>
          <table:table-cell table:style-name="ce8" office:value-type="string" calcext:value-type="string">
            <text:p>Agent-Based Modeling, Scientific Reproducibility, and Taphonomy: A Successful Model. Implementation Case Stud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2</text:p>
          </table:table-cell>
          <table:table-cell table:style-name="ce8" office:value-type="string" calcext:value-type="string">
            <text:p>Netlogo, R Code</text:p>
          </table:table-cell>
          <table:table-cell table:style-name="ce8" office:value-type="string" calcext:value-type="string">
            <text:p><text:a xlink:href="https://doi/" xlink:type="simple">https://doi</text:a>.org/10.5281/zenodo.3761900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tin Hinz</text:p>
          </table:table-cell>
          <table:table-cell table:style-name="ce8" office:value-type="string" calcext:value-type="string">
            <text:p>Sensitivity of Radiocarbon Sum Calibration</text:p>
          </table:table-cell>
          <table:table-cell table:style-name="ce8" office:value-type="string" calcext:value-type="string">
            <text:p>Case Study</text:p>
          </table:table-cell>
          <table:table-cell table:style-name="ce12" office:value-type="string" calcext:value-type="string">
            <text:p>https://doi.org/10.5334/jcaa.53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5281/zenodo.3613674" xlink:type="simple">https://www.doi.org/10.5281/zenodo.3613674</text:a> 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Damien Huffer,</text:p>
            <text:p>Shawn Graham</text:p>
          </table:table-cell>
          <table:table-cell table:style-name="ce8" office:value-type="string" calcext:value-type="string">
            <text:p>Fleshing Out the Bones: Studying the Human Remains Trade with Tensorflow and Inception</text:p>
          </table:table-cell>
          <table:table-cell table:style-name="ce8" office:value-type="string" calcext:value-type="string">
            <text:p>Case Study</text:p>
          </table:table-cell>
          <table:table-cell table:style-name="ce13" office:value-type="string" calcext:value-type="string">
            <text:p>https://doi.org/10.5334/jcaa.8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https://doi.org/10.17605/OSF.IO/9CFJA <text:s text:c="2"/>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artly CC-BY-NC 4.0 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Keith W. Kintigh ,</text:p>
            <text:p>Matthew A. Peeples</text:p>
          </table:table-cell>
          <table:table-cell table:style-name="ce8" office:value-type="string" calcext:value-type="string">
            <text:p>Estimating Population Growth Rates and Instantaneous Population from Periodized Settlement Data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8</text:p>
          </table:table-cell>
          <table:table-cell table:style-name="ce8" office:value-type="string" calcext:value-type="string">
            <text:p>Delphi, R</text:p>
          </table:table-cell>
          <table:table-cell table:style-name="ce8" office:value-type="string" calcext:value-type="string">
            <text:p><text:a xlink:href="https://github.com/kintigh/RoomAccum" xlink:type="simple">https://github.com/kintigh/RoomAccum</text:a></text:p>
          </table:table-cell>
          <table:table-cell table:style-name="ce8" office:value-type="string" calcext:value-type="string">
            <text:p>programme, 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Sophie C. Schmidt, Ben Marwick</text:p>
          </table:table-cell>
          <table:table-cell table:style-name="ce8" office:value-type="string" calcext:value-type="string">
            <text:p>Tool-Driven Revolutions in Archaeological Science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29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17605/OSF.IO/RHVN5" xlink:type="simple">https://www.doi.org/10.17605/OSF.IO/RHVN5</text:a> 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, CC BY 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14">
          <table:table-cell table:style-name="ce9" office:value-type="string" calcext:value-type="string">
            <text:p>Ronald M. Visser</text:p>
          </table:table-cell>
          <table:table-cell table:style-name="ce8" office:value-type="string" calcext:value-type="string">
            <text:p>Dendrochronological Provenance Patterns. Network Analysis of Tree-Ring Material Reveals Spatial and Economic Relations of Roman Timber in the Continental North-Western Provinces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<text:s/>https://doi.org/10.5334/jcaa.79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github.com/RonaldVisser/ProvenanceNetworks/" xlink:type="simple">https://github.com/RonaldVisser/ProvenanceNetworks/</text:a> , <text:a xlink:href="https://zenodo.org/badge/DOI/10.5281/zenodo.7157744.svg" xlink:type="simple">https://zenodo.org/badge/DOI/10.5281/zenodo.7157744.svg</text:a> doi.org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Simon Wyatt-Spratt</text:p>
          </table:table-cell>
          <table:table-cell table:style-name="ce8" office:value-type="string" calcext:value-type="string">
            <text:p>After the Revolution: A Review of 3D Modelling as a Tool for Stone Artefact Analysis</text:p>
          </table:table-cell>
          <table:table-cell table:style-name="ce8" office:value-type="string" calcext:value-type="string">
            <text:p>Review</text:p>
          </table:table-cell>
          <table:table-cell table:style-name="ce12" office:value-type="string" calcext:value-type="string">
            <text:p>https://doi.org/10.5334/jcaa.103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doi.org/10.5281/zenodo.7037023" xlink:type="simple">https://doi.org/10.5281/zenodo.7037023</text:a>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0 1.0, CC-BY-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Hassan El Hajj</text:p>
          </table:table-cell>
          <table:table-cell table:style-name="ce8" office:value-type="string" calcext:value-type="string">
            <text:p>Interferometric SAR and Machine Learning: Using Open Source Data to Detect Archaeological Looting and Destruction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<text:a xlink:href="https://doi.org/10.5334/jcaa.70" xlink:type="simple">https://doi.org/10.5334/jcaa.70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ouis Manière,</text:p>
            <text:p>Maël Crépy,</text:p>
            <text:p>Bérangère Redon</text:p>
          </table:table-cell>
          <table:table-cell table:style-name="ce8" office:value-type="string" calcext:value-type="string">
            <text:p>Building a Model to Reconstruct the Hellenistic and Roman Road Networks of the Eastern Desert of Egypt, a Semi-Empirical Approach Based on Modern Travelers’ Itinerarie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7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Isak Roalkvam</text:p>
          </table:table-cell>
          <table:table-cell table:style-name="ce8" office:value-type="string" calcext:value-type="string">
            <text:p>Algorithmic Classification and Statistical Modelling of Coastal Settlement Patterns in Mesolithic South-Eastern Norwa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0</text:p>
          </table:table-cell>
          <table:table-cell table:style-name="ce8" office:value-type="string" calcext:value-type="string">
            <text:p>Python, R Code</text:p>
          </table:table-cell>
          <table:table-cell table:style-name="ce8" office:value-type="string" calcext:value-type="string">
            <text:p> <text:a xlink:href="https://doi.org/10.5281/zenodo.3948020" xlink:type="simple">https://doi.org/10.5281/zenodo.3948020</text:a> , <text:a xlink:href="https://github.com/isakro/meso_patterns" xlink:type="simple">https://github.com/isakro/meso_patterns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, NLOD 2.0, CC BY-NC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14">
          <table:table-cell table:style-name="ce8" office:value-type="string" calcext:value-type="string">
            <text:p>M. Simon Maddison, Sophie C. Schmidt</text:p>
          </table:table-cell>
          <table:table-cell table:style-name="ce8" office:value-type="string" calcext:value-type="string">
            <text:p>Percolation Analysis – Archaeological Applications at Widely Different Spatial Scales</text:p>
          </table:table-cell>
          <table:table-cell table:style-name="ce8" office:value-type="string" calcext:value-type="string">
            <text:p>Case Study</text:p>
          </table:table-cell>
          <table:table-cell table:style-name="ce13" office:value-type="string" calcext:value-type="string">
            <text:p>https://doi.org/10.5334/jcaa.54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17605/OSF.IO/7EXTC" xlink:type="simple">https://www.doi.org/10.17605/OSF.IO/7EXTC</text:a> , <text:a xlink:href="https://github.com/SCSchmidt/percopackage" xlink:type="simple">https://github.com/SCSchmidt/percopackage</text:a>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8">
          <table:table-cell table:style-name="ce8" office:value-type="string" calcext:value-type="string">
            <text:p>Shawn Graham,</text:p>
            <text:p>Alex Lane,</text:p>
            <text:p>Damien Huffer,</text:p>
            <text:p>Andreas Angourakis</text:p>
          </table:table-cell>
          <table:table-cell table:style-name="ce8" office:value-type="string" calcext:value-type="string">
            <text:p>Towards a Method for Discerning Sources of Supply within the Human Remains Trade via Patterns of Visual Dissimilarity and Computer Vis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9</text:p>
          </table:table-cell>
          <table:table-cell table:style-name="ce8" office:value-type="string" calcext:value-type="string">
            <text:p>Python, R Code</text:p>
          </table:table-cell>
          <table:table-cell table:style-name="ce8" office:value-type="string" calcext:value-type="string">
            <text:p><text:a xlink:href="https://www.github.com/bonetrade/visual-dissimilarity" xlink:type="simple">https://www.github.com/bonetrade/visual-dissimilarity</text:a> , DOI: <text:a xlink:href="https://doi.org/10.5334/jcaa.59.s1" xlink:type="simple">https://doi.org/10.5334/jcaa.59.s1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thos Agapiou</text:p>
          </table:table-cell>
          <table:table-cell table:style-name="ce8" office:value-type="string" calcext:value-type="string">
            <text:p>Detecting Looting Activity through Earth Observation Multi-Temporal Analysis over the Archaeological Site of Apamea (Syria) during 2011–2012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6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Michael Doneus,</text:p>
            <text:p>Gottfried Mandlburger,</text:p>
            <text:p>Nives Doneus</text:p>
          </table:table-cell>
          <table:table-cell table:style-name="ce8" office:value-type="string" calcext:value-type="string">
            <text:p>Archaeological Ground Point Filtering of Airborne Laser Scan Derived Point-Clouds in a Difficult Mediterranean Environment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44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4">
          <table:table-cell table:style-name="ce8" office:value-type="string" calcext:value-type="string">
            <text:p>Eythan Levy, Eli Piasetzky,</text:p>
            <text:p>Israel Finkelstein</text:p>
          </table:table-cell>
          <table:table-cell table:style-name="ce8" office:value-type="string" calcext:value-type="string">
            <text:p>Strata, Scarabs and Synchronisms: A Framework for Synchronizing Strata and Artifact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41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<text:a xlink:href="https://github.com/Eythan31/TPQ-Composer" xlink:type="simple">https://github.com/Eythan31/TPQ-Composer</text:a></text:p>
          </table:table-cell>
          <table:table-cell table:style-name="ce8" office:value-type="string" calcext:value-type="string">
            <text:p>programme, 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tin Olivier,</text:p>
            <text:p>Wouter Verschoof-van der Vaart</text:p>
          </table:table-cell>
          <table:table-cell table:style-name="ce8" office:value-type="string" calcext:value-type="string">
            <text:p>Implementing State-of-the-Art Deep Learning Approaches for Archaeological Object Detection in Remotely-Sensed Data: The Results of Cross-Domain Collaborat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78</text:p>
          </table:table-cell>
          <table:table-cell table:style-name="ce8" office:value-type="string" calcext:value-type="string">
            <text:p>Python, yolo scripts</text:p>
          </table:table-cell>
          <table:table-cell table:style-name="ce8" office:value-type="string" calcext:value-type="string">
            <text:p><text:a xlink:href="https://github.com/epsln/YOLOv4LiDAR" xlink:type="simple">https://github.com/epsln/YOLOv4LiDAR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ndrew White</text:p>
          </table:table-cell>
          <table:table-cell table:style-name="ce8" office:value-type="string" calcext:value-type="string">
            <text:p>Lithic Transport Patterns, Tool Curation Behavior, and Group Range Estimates: A Model-Based Explorat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82</text:p>
          </table:table-cell>
          <table:table-cell table:style-name="ce8" office:value-type="string" calcext:value-type="string">
            <text:p>Java, Repas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Mike Lyons</text:p>
          </table:table-cell>
          <table:table-cell table:style-name="ce8" office:value-type="string" calcext:value-type="string">
            <text:p>Ceramic Fabric Classification of Petrographic Thin Sections with Deep Learning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75</text:p>
          </table:table-cell>
          <table:table-cell table:style-name="ce8" office:value-type="string" calcext:value-type="string">
            <text:p>TensorFlow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table:style-name="ce9" office:value-type="string" calcext:value-type="string">
            <text:p>Francesco Valletta,</text:p>
            <text:p>Itamar Dag,</text:p>
            <text:p>Leore Grosman</text:p>
          </table:table-cell>
          <table:table-cell table:style-name="ce8" office:value-type="string" calcext:value-type="string">
            <text:p>Identifying Local Learning Communities During the Terminal Palaeolithic in the Southern Levant: Multi-scale 3-D Analysis of Flint Cores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74</text:p>
          </table:table-cell>
          <table:table-cell table:style-name="ce8" office:value-type="string" calcext:value-type="string">
            <text:p>MATLAB</text:p>
          </table:table-cell>
          <table:table-cell table:style-name="ce8" office:value-type="string" calcext:value-type="string">
            <text:p><text:a xlink:href="https://github.com/itamardag/CoreAnalysisToolbox" xlink:type="simple">https://github.com/itamardag/CoreAnalysisToolbox</text:a>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ia Elena Castiello,</text:p>
            <text:p>Marj Tonini</text:p>
          </table:table-cell>
          <table:table-cell table:style-name="ce8" office:value-type="string" calcext:value-type="string">
            <text:p>An Explorative Application of Random Forest Algorithm for Archaeological Predictive Modeling. A Swiss Case Study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71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5"/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table:style-name="ce8" office:value-type="string" calcext:value-type="string">
            <text:p>Authors:</text:p>
            <text:p>Nicholas Arnold,</text:p>
            <text:p>Plamen Angelov,</text:p>
            <text:p>Tim Viney,</text:p>
            <text:p>Peter Atkinson</text:p>
          </table:table-cell>
          <table:table-cell table:style-name="ce8" office:value-type="string" calcext:value-type="string">
            <text:p>Automatic Extraction and Labelling of Memorial Objects From 3D Point Cloud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6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arta Lorenzon,</text:p>
            <text:p>Cansu Pylkännen,</text:p>
            <text:p>Andreas V. Artto</text:p>
          </table:table-cell>
          <table:table-cell office:value-type="string" calcext:value-type="string">
            <text:p>Architecture Reality and Perception: The Multicultural Nature of Egyptian Domestic Architecture in the Roman Period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9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tacey Middleton,</text:p>
            <text:p>Rebecca Phillipps</text:p>
          </table:table-cell>
          <table:table-cell office:value-type="string" calcext:value-type="string">
            <text:p>Experimental Improvements to the Volume Ratio and Quantifying Movement Using Stone Artefact Analys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3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Abigail Desmond,</text:p>
            <text:p>Ian Cartwright,</text:p>
            <text:p>Richard Allen</text:p>
          </table:table-cell>
          <table:table-cell office:value-type="string" calcext:value-type="string">
            <text:p>Documenting Functional Use-Wear on Bone Tools: An RTI Approa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8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an Trepal,</text:p>
            <text:p>Don Lafreniere,</text:p>
            <text:p>Timothy Stone</text:p>
          </table:table-cell>
          <table:table-cell office:value-type="string" calcext:value-type="string">
            <text:p>Mapping Historical Archaeology and Industrial Heritage: The Historical Spatial Data Infrastructur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7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amuel Andrew Hardy</text:p>
          </table:table-cell>
          <table:table-cell office:value-type="string" calcext:value-type="string">
            <text:p>It Is Not against the Law, if No-One Can See You: Online Social Organisation of Artefact-Hunting in Former Yugoslavia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7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Alexandre Guyot,</text:p>
            <text:p>Marc Lennon,</text:p>
            <text:p>Thierry Lorho,</text:p>
            <text:p>Laurence Hubert-Moy</text:p>
          </table:table-cell>
          <table:table-cell office:value-type="string" calcext:value-type="string">
            <text:p>Combined Detection and Segmentation of Archeological Structures from LiDAR Data Using a Deep Learning Approa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64</text:p>
          </table:table-cell>
          <table:table-cell office:value-type="string" calcext:value-type="string">
            <text:p>Python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Jose Iriarte,</text:p>
            <text:p>Mark Robinson,</text:p>
            <text:p>Jonas de Souza,</text:p>
            <text:p>Antonia Damasceno,</text:p>
            <text:p>Franciele da Silva,</text:p>
            <text:p>Francisco Nakahara,</text:p>
            <text:p>Alceu Ranzi,</text:p>
            <text:p>Luiz Aragao</text:p>
          </table:table-cell>
          <table:table-cell office:value-type="string" calcext:value-type="string">
            <text:p>Geometry by Design: Contribution of Lidar to the Understanding of Settlement Patterns of the Mound Villages in SW Amazonia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4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Juan C. Fernandez-Diaz,</text:p>
            <text:p>Anna S. Cohen</text:p>
          </table:table-cell>
          <table:table-cell office:value-type="string" calcext:value-type="string">
            <text:p>Whose Data Is It Anyway? Lessons in Data Management and Sharing from Resurrecting and Repurposing Lidar Data for Archaeology Research in Hondura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5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Michael Doneus,</text:p>
            <text:p>Gottfried Mandlburger,</text:p>
            <text:p>Nives Doneus</text:p>
          </table:table-cell>
          <table:table-cell office:value-type="string" calcext:value-type="string">
            <text:p>Archaeological Ground Point Filtering of Airborne Laser Scan Derived Point-Clouds in a Difficult Mediterranean Environment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44</text:p>
          </table:table-cell>
          <table:table-cell table:style-name="ce10" office:value-type="string" calcext:value-type="string">
            <text:p>no? SCOP++ 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Sean Field,</text:p>
            <text:p>Carrie Heitman,</text:p>
            <text:p>Heather Richards-Rissetto</text:p>
          </table:table-cell>
          <table:table-cell office:value-type="string" calcext:value-type="string">
            <text:p>A Least Cost Analysis: Correlative Modeling of the Chaco Regional Road System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36</text:p>
          </table:table-cell>
          <table:table-cell office:value-type="string" calcext:value-type="string">
            <text:p>no, ArcGIS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amantha Thi Porter, </text:p>
            <text:p>Morgan Roussel,</text:p>
            <text:p>Marie Soressi</text:p>
          </table:table-cell>
          <table:table-cell office:value-type="string" calcext:value-type="string">
            <text:p>A Comparison of Châtelperronian and Protoaurignacian Core Technology Using Data Derived from 3D Model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17</text:p>
          </table:table-cell>
          <table:table-cell office:value-type="string" calcext:value-type="string">
            <text:p>no, ChainCoder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Wouter Baernd Verschoof-van der Vaart,</text:p>
            <text:p>Karsten Lambers</text:p>
          </table:table-cell>
          <table:table-cell office:value-type="string" calcext:value-type="string">
            <text:p>Learning to Look at LiDAR: The Use of R-CNN in the Automated Detection of Archaeological Objects in LiDAR Data from the Netherland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32</text:p>
          </table:table-cell>
          <table:table-cell office:value-type="string" calcext:value-type="string">
            <text:p>Python?</text:p>
          </table:table-cell>
          <table:table-cell office:value-type="string" calcext:value-type="string">
            <text:p>No, but teasered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Alex Brandsen,</text:p>
            <text:p>Karsten Lambers,</text:p>
            <text:p>Suzan Verberne,</text:p>
            <text:p>Milco Wansleeben</text:p>
          </table:table-cell>
          <table:table-cell office:value-type="string" calcext:value-type="string">
            <text:p>User Requirement Solicitation for an Information Retrieval System Applied to Dutch Grey Literature in the Archaeology Domain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, but teasered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utku Tuncali Yaman</text:p>
          </table:table-cell>
          <table:table-cell office:value-type="string" calcext:value-type="string">
            <text:p>A Model-Based Statistical Classification Analysis for Karamattepe Arrowhead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20</text:p>
          </table:table-cell>
          <table:table-cell office:value-type="string" calcext:value-type="string">
            <text:p>SPSS 24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tt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llem Vletter</text:p>
          </table:table-cell>
          <table:table-cell office:value-type="string" calcext:value-type="string">
            <text:p>First Steps in the Use of a Game Engine for Historical Roads and Paths Resear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8</text:p>
          </table:table-cell>
          <table:table-cell office:value-type="string" calcext:value-type="string">
            <text:p>Java, C#, Booh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Kenneth Kvamme</text:p>
          </table:table-cell>
          <table:table-cell office:value-type="string" calcext:value-type="string">
            <text:p>Getting Around the Black Box: Teaching (Geophysical) Data Processing through G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Rebecca J.S. Cannell,</text:p>
            <text:p>Lars Gustavsen,</text:p>
            <text:p>Monica Kristiansen,</text:p>
            <text:p>Erich Nau</text:p>
          </table:table-cell>
          <table:table-cell table:style-name="Default" office:value-type="string" calcext:value-type="string">
            <text:p>Delineating an Unmarked Graveyard by High-Resolution GPR and pXRF Prospection: The Medieval Church Site of Furulund in Norway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</text:p>
          </table:table-cell>
          <table:table-cell office:value-type="string" calcext:value-type="string">
            <text:p>no, ArcGI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9" table:number-rows-repeated="1048516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-2023'.A1:'2018-2023'.P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49:21.372000000</meta:creation-date>
    <dc:date>2023-08-22T18:47:42.561590305</dc:date>
    <meta:editing-duration>PT8H36M22S</meta:editing-duration>
    <meta:editing-cycles>111</meta:editing-cycles>
    <meta:generator>LibreOffice/7.3.7.2$Linux_X86_64 LibreOffice_project/30$Build-2</meta:generator>
    <meta:document-statistic meta:table-count="1" meta:cell-count="668" meta:object-count="0"/>
  </office:meta>
</office:document-meta>
</file>